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1">
          <table:table-cell/>
          <table:table-cell office:value-type="string">
            <text:p>Wait Average</text:p>
          </table:table-cell>
          <table:table-cell office:value-type="string">
            <text:p>Turn around Average</text:p>
          </table:table-cell>
          <table:table-cell office:value-type="string">
            <text:p>Throughputs</text:p>
          </table:table-cell>
          <table:table-cell/>
        </table:table-row>
        <table:table-row table:style-name="ro1">
          <table:table-cell office:value-type="string">
            <text:p>0.00</text:p>
          </table:table-cell>
          <table:table-cell office:value-type="string">
            <text:p>28.78</text:p>
          </table:table-cell>
          <table:table-cell office:value-type="string">
            <text:p>61.21</text:p>
          </table:table-cell>
          <table:table-cell office:value-type="string">
            <text:p>0.0277</text:p>
          </table:table-cell>
          <table:table-cell/>
        </table:table-row>
        <table:table-row table:style-name="ro1">
          <table:table-cell office:value-type="string">
            <text:p>0.01</text:p>
          </table:table-cell>
          <table:table-cell office:value-type="string">
            <text:p>28.87</text:p>
          </table:table-cell>
          <table:table-cell office:value-type="string">
            <text:p>61.30</text:p>
          </table:table-cell>
          <table:table-cell office:value-type="string">
            <text:p>0.0276</text:p>
          </table:table-cell>
          <table:table-cell/>
        </table:table-row>
        <table:table-row table:style-name="ro1">
          <table:table-cell office:value-type="string">
            <text:p>0.02</text:p>
          </table:table-cell>
          <table:table-cell office:value-type="string">
            <text:p>28.96</text:p>
          </table:table-cell>
          <table:table-cell office:value-type="string">
            <text:p>61.38</text:p>
          </table:table-cell>
          <table:table-cell office:value-type="string">
            <text:p>0.0276</text:p>
          </table:table-cell>
          <table:table-cell/>
        </table:table-row>
        <table:table-row table:style-name="ro1">
          <table:table-cell office:value-type="string">
            <text:p>0.03</text:p>
          </table:table-cell>
          <table:table-cell office:value-type="string">
            <text:p>29.04</text:p>
          </table:table-cell>
          <table:table-cell office:value-type="string">
            <text:p>61.47</text:p>
          </table:table-cell>
          <table:table-cell office:value-type="string">
            <text:p>0.0276</text:p>
          </table:table-cell>
          <table:table-cell/>
        </table:table-row>
        <table:table-row table:style-name="ro1">
          <table:table-cell office:value-type="string">
            <text:p>0.04</text:p>
          </table:table-cell>
          <table:table-cell office:value-type="string">
            <text:p>29.13</text:p>
          </table:table-cell>
          <table:table-cell office:value-type="string">
            <text:p>61.56</text:p>
          </table:table-cell>
          <table:table-cell office:value-type="string">
            <text:p>0.0276</text:p>
          </table:table-cell>
          <table:table-cell/>
        </table:table-row>
        <table:table-row table:style-name="ro1">
          <table:table-cell office:value-type="string">
            <text:p>0.05</text:p>
          </table:table-cell>
          <table:table-cell office:value-type="string">
            <text:p>29.22</text:p>
          </table:table-cell>
          <table:table-cell office:value-type="string">
            <text:p>61.65</text:p>
          </table:table-cell>
          <table:table-cell office:value-type="string">
            <text:p>0.0276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7:59:25</meta:creation-date>
    <dc:date>2014-09-17T18:19:15</dc:date>
    <meta:editing-duration>PT3M7S</meta:editing-duration>
    <meta:editing-cycles>1</meta:editing-cycles>
    <meta:generator>LibreOffice/3.5$Linux_X86_64 LibreOffice_project/350m1$Build-2</meta:generator>
    <meta:document-statistic meta:table-count="3" meta:cell-count="27" meta:object-count="0"/>
  </office:meta>
</office:document-meta>
</file>